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371cm"/>
    </style:style>
    <style:style style:name="Tabla1.B" style:family="table-column">
      <style:table-column-properties style:column-width="3.729cm"/>
    </style:style>
    <style:style style:name="Tabla1.C" style:family="table-column">
      <style:table-column-properties style:column-width="9.901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2.452cm"/>
    </style:style>
    <style:style style:name="Tabla2.B" style:family="table-column">
      <style:table-column-properties style:column-width="14.549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565cm"/>
    </style:style>
    <style:style style:name="Tabla3.B" style:family="table-column">
      <style:table-column-properties style:column-width="13.436cm"/>
    </style:style>
    <style:style style:name="Tabla3.A1" style:family="table-cell">
      <style:table-cell-properties style:vertical-align="middle" fo:padding="0.049cm" fo:border="none"/>
    </style:style>
    <style:style style:name="Tabla4" style:family="table">
      <style:table-properties style:width="13.908cm" table:align="left"/>
    </style:style>
    <style:style style:name="Tabla4.A" style:family="table-column">
      <style:table-column-properties style:column-width="4.403cm"/>
    </style:style>
    <style:style style:name="Tabla4.B" style:family="table-column">
      <style:table-column-properties style:column-width="9.506cm"/>
    </style:style>
    <style:style style:name="Tabla4.A1" style:family="table-cell">
      <style:table-cell-properties style:vertical-align="middle" fo:padding="0.049cm" fo:border="none"/>
    </style:style>
    <style:style style:name="Tabla5" style:family="table">
      <style:table-properties style:width="16.946cm" table:align="left"/>
    </style:style>
    <style:style style:name="Tabla5.A" style:family="table-column">
      <style:table-column-properties style:column-width="5.163cm"/>
    </style:style>
    <style:style style:name="Tabla5.B" style:family="table-column">
      <style:table-column-properties style:column-width="2.835cm"/>
    </style:style>
    <style:style style:name="Tabla5.C" style:family="table-column">
      <style:table-column-properties style:column-width="8.948cm"/>
    </style:style>
    <style:style style:name="Tabla5.A1" style:family="table-cell">
      <style:table-cell-properties style:vertical-align="middle" fo:padding="0.049cm" fo:border="none"/>
    </style:style>
    <style:style style:name="P1" style:family="paragraph" style:parent-style-name="Standard">
      <style:text-properties style:font-name="Liberation Serif" fo:language="fr" fo:country="FR" fo:font-weight="bold" officeooo:rsid="0017de2d" officeooo:paragraph-rsid="0017de2d" style:font-weight-asian="bold" style:font-weight-complex="bold"/>
    </style:style>
    <style:style style:name="P2" style:family="paragraph" style:parent-style-name="Standard">
      <style:text-properties style:font-name="Liberation Serif" fo:language="fr" fo:country="FR" officeooo:rsid="000a605b" officeooo:paragraph-rsid="000a605b"/>
    </style:style>
    <style:style style:name="P3" style:family="paragraph" style:parent-style-name="Standard">
      <style:text-properties officeooo:paragraph-rsid="000a605b"/>
    </style:style>
    <style:style style:name="P4" style:family="paragraph" style:parent-style-name="Standard">
      <style:paragraph-properties fo:padding="0.049cm" fo:border-left="none" fo:border-right="none" fo:border-top="none" fo:border-bottom="0.06pt solid #000000"/>
      <style:text-properties style:font-name="Liberation Serif" fo:language="fr" fo:country="FR" fo:font-weight="bold" officeooo:rsid="001906a4" officeooo:paragraph-rsid="001906a4" style:font-weight-asian="bold" style:font-weight-complex="bold"/>
    </style:style>
    <style:style style:name="P5" style:family="paragraph" style:parent-style-name="Standard">
      <style:text-properties style:font-name="Liberation Serif" fo:language="fr" fo:country="FR" officeooo:rsid="0016465f" officeooo:paragraph-rsid="001ac690"/>
    </style:style>
    <style:style style:name="P6" style:family="paragraph" style:parent-style-name="Standard">
      <style:text-properties style:font-name="Liberation Serif" fo:font-size="14pt" fo:language="fr" fo:country="FR" officeooo:rsid="002f976b" officeooo:paragraph-rsid="0035cfb1" style:font-size-asian="14pt" style:font-size-complex="14pt"/>
    </style:style>
    <style:style style:name="P7" style:family="paragraph" style:parent-style-name="Standard">
      <style:text-properties style:font-name="Liberation Serif" fo:font-size="14pt" fo:language="fr" fo:country="FR" officeooo:rsid="0017de2d" officeooo:paragraph-rsid="0016465f" style:font-size-asian="14pt" style:font-size-complex="14pt"/>
    </style:style>
    <style:style style:name="P8" style:family="paragraph" style:parent-style-name="Standard">
      <style:text-properties style:font-name="Liberation Serif" fo:font-size="14pt" fo:language="fr" fo:country="FR" officeooo:rsid="00312f25" officeooo:paragraph-rsid="00312f25" style:font-size-asian="14pt" style:font-size-complex="14pt"/>
    </style:style>
    <style:style style:name="P9" style:family="paragraph" style:parent-style-name="Standard">
      <style:text-properties style:font-name="Liberation Serif" fo:font-size="14pt" fo:language="fr" fo:country="FR" officeooo:rsid="0031d7bc" officeooo:paragraph-rsid="0031d7bc" style:font-size-asian="14pt" style:font-size-complex="14pt"/>
    </style:style>
    <style:style style:name="P10" style:family="paragraph" style:parent-style-name="Standard">
      <style:text-properties style:font-name="Liberation Serif" fo:font-size="14pt" fo:language="fr" fo:country="FR" officeooo:rsid="0031e736" officeooo:paragraph-rsid="0031e736" style:font-size-asian="14pt" style:font-size-complex="14pt"/>
    </style:style>
    <style:style style:name="P11" style:family="paragraph" style:parent-style-name="Standard">
      <style:paragraph-properties fo:break-before="page"/>
      <style:text-properties style:font-name="Liberation Serif" fo:font-size="12pt" fo:language="fr" fo:country="FR" fo:font-weight="bold" officeooo:rsid="001fc5cc" officeooo:paragraph-rsid="001fc5cc" style:font-size-asian="12pt" style:font-weight-asian="bold" style:font-size-complex="12pt" style:font-weight-complex="bold"/>
    </style:style>
    <style:style style:name="P12" style:family="paragraph" style:parent-style-name="Standard">
      <style:text-properties style:font-name="Liberation Serif" fo:font-size="14pt" fo:language="fr" fo:country="FR" officeooo:rsid="001fc5cc" officeooo:paragraph-rsid="001fc5cc" style:font-size-asian="14pt"/>
    </style:style>
    <style:style style:name="P13" style:family="paragraph" style:parent-style-name="Standard">
      <style:text-properties officeooo:paragraph-rsid="003912bc"/>
    </style:style>
    <style:style style:name="P14" style:family="paragraph" style:parent-style-name="Standard">
      <style:text-properties style:font-name="Liberation Serif" fo:font-size="14pt" fo:language="fr" fo:country="FR" officeooo:rsid="0017de2d" officeooo:paragraph-rsid="003912bc" style:font-size-asian="14pt" style:font-size-complex="14pt"/>
    </style:style>
    <style:style style:name="P15" style:family="paragraph" style:parent-style-name="Standard">
      <style:text-properties style:font-name="Liberation Serif" fo:font-size="14pt" fo:language="fr" fo:country="FR" officeooo:rsid="00312f25" officeooo:paragraph-rsid="003912bc" style:font-size-asian="14pt" style:font-size-complex="14pt"/>
    </style:style>
    <style:style style:name="P16" style:family="paragraph" style:parent-style-name="Standard">
      <style:text-properties style:font-name="Liberation Serif" fo:font-size="14pt" fo:language="fr" fo:country="FR" officeooo:rsid="0031d7bc" officeooo:paragraph-rsid="003912bc" style:font-size-asian="14pt" style:font-size-complex="14pt"/>
    </style:style>
    <style:style style:name="P17" style:family="paragraph" style:parent-style-name="Standard">
      <style:text-properties officeooo:paragraph-rsid="0035a1d8"/>
    </style:style>
    <style:style style:name="P18" style:family="paragraph" style:parent-style-name="Standard">
      <style:text-properties style:font-name="Liberation Serif" fo:font-size="12pt" fo:language="fr" fo:country="FR" officeooo:rsid="001fc5cc" officeooo:paragraph-rsid="0035a1d8" style:font-size-asian="12pt" style:font-size-complex="12pt"/>
    </style:style>
    <style:style style:name="P19" style:family="paragraph" style:parent-style-name="Standard">
      <style:text-properties style:font-name="Liberation Serif" fo:font-size="12pt" fo:language="fr" fo:country="FR" fo:font-weight="bold" officeooo:rsid="001fc5cc" officeooo:paragraph-rsid="001fc5cc" style:font-size-asian="12pt" style:font-weight-asian="bold" style:font-size-complex="12pt" style:font-weight-complex="bold"/>
    </style:style>
    <style:style style:name="P20" style:family="paragraph" style:parent-style-name="Standard">
      <style:text-properties style:font-name="Liberation Serif" fo:font-size="12pt" fo:language="fr" fo:country="FR" officeooo:rsid="001fc5cc" officeooo:paragraph-rsid="001fc5cc" style:font-size-asian="12pt" style:font-size-complex="12pt"/>
    </style:style>
    <style:style style:name="P21" style:family="paragraph" style:parent-style-name="Text_20_body">
      <style:text-properties fo:language="fr" fo:country="FR" officeooo:rsid="002fcbce"/>
    </style:style>
    <style:style style:name="P22" style:family="paragraph" style:parent-style-name="Horizontal_20_Line">
      <style:text-properties fo:font-size="12pt" fo:language="fr" fo:country="FR" officeooo:rsid="002fcbce" style:font-size-complex="12pt"/>
    </style:style>
    <style:style style:name="P23" style:family="paragraph" style:parent-style-name="Heading_20_3">
      <style:text-properties fo:font-size="12pt" fo:language="fr" fo:country="FR" fo:font-weight="normal" officeooo:rsid="002fcbce" style:font-weight-asian="normal" style:font-size-complex="12pt" style:font-weight-complex="normal"/>
    </style:style>
    <style:style style:name="P24" style:family="paragraph" style:parent-style-name="Heading_20_2">
      <style:text-properties fo:font-size="12pt" fo:language="fr" fo:country="FR" fo:font-weight="normal" officeooo:rsid="002fcbce" style:font-weight-asian="normal" style:font-size-complex="12pt" style:font-weight-complex="normal"/>
    </style:style>
    <style:style style:name="P25" style:family="paragraph" style:parent-style-name="Text_20_body" style:list-style-name="L1">
      <style:text-properties fo:language="fr" fo:country="FR" officeooo:rsid="002fcbce"/>
    </style:style>
    <style:style style:name="P26" style:family="paragraph" style:parent-style-name="Text_20_body" style:list-style-name="L2">
      <style:text-properties fo:language="fr" fo:country="FR" officeooo:rsid="002fcbce"/>
    </style:style>
    <style:style style:name="P27" style:family="paragraph" style:parent-style-name="Standard">
      <style:text-properties fo:language="fr" fo:country="FR" officeooo:rsid="002fcbce"/>
    </style:style>
    <style:style style:name="P28" style:family="paragraph" style:parent-style-name="Heading_20_6">
      <style:paragraph-properties fo:margin-top="0cm" fo:margin-bottom="0.247cm" style:contextual-spacing="false" fo:line-height="115%"/>
      <style:text-properties fo:language="fr" fo:country="FR" officeooo:rsid="002fcbce"/>
    </style:style>
    <style:style style:name="P29" style:family="paragraph" style:parent-style-name="Horizontal_20_Line">
      <style:paragraph-properties fo:margin-top="0cm" fo:margin-bottom="0.247cm" style:contextual-spacing="false" fo:line-height="115%"/>
      <style:text-properties fo:language="fr" fo:country="FR" officeooo:rsid="002fcbce"/>
    </style:style>
    <style:style style:name="P30" style:family="paragraph" style:parent-style-name="Heading_20_3">
      <style:paragraph-properties fo:margin-top="0cm" fo:margin-bottom="0.247cm" style:contextual-spacing="false" fo:line-height="115%"/>
      <style:text-properties fo:language="fr" fo:country="FR" officeooo:rsid="002fcbce"/>
    </style:style>
    <style:style style:name="P31" style:family="paragraph" style:parent-style-name="Text_20_body" style:list-style-name="L3">
      <style:text-properties fo:language="fr" fo:country="FR" officeooo:rsid="002fcbce"/>
    </style:style>
    <style:style style:name="P32" style:family="paragraph" style:parent-style-name="Heading_20_4">
      <style:paragraph-properties fo:margin-top="0cm" fo:margin-bottom="0.247cm" style:contextual-spacing="false" fo:line-height="115%"/>
      <style:text-properties fo:language="fr" fo:country="FR" officeooo:rsid="002fcbce"/>
    </style:style>
    <style:style style:name="P33" style:family="paragraph" style:parent-style-name="Text_20_body" style:list-style-name="L4">
      <style:text-properties fo:language="fr" fo:country="FR" officeooo:rsid="002fcbce"/>
    </style:style>
    <style:style style:name="P34" style:family="paragraph" style:parent-style-name="Text_20_body" style:list-style-name="L5">
      <style:text-properties fo:language="fr" fo:country="FR" officeooo:rsid="002fcbce"/>
    </style:style>
    <style:style style:name="P35" style:family="paragraph" style:parent-style-name="Text_20_body" style:list-style-name="L6">
      <style:text-properties fo:language="fr" fo:country="FR" officeooo:rsid="002fcbce"/>
    </style:style>
    <style:style style:name="P36" style:family="paragraph" style:parent-style-name="Text_20_body" style:list-style-name="L7">
      <style:text-properties fo:language="fr" fo:country="FR" officeooo:rsid="002fcbce"/>
    </style:style>
    <style:style style:name="P37" style:family="paragraph" style:parent-style-name="Text_20_body" style:list-style-name="L8">
      <style:text-properties fo:language="fr" fo:country="FR" officeooo:rsid="002fcbce"/>
    </style:style>
    <style:style style:name="P38" style:family="paragraph" style:parent-style-name="Text_20_body" style:list-style-name="L9">
      <style:text-properties fo:language="fr" fo:country="FR" officeooo:rsid="002fcbce"/>
    </style:style>
    <style:style style:name="P39" style:family="paragraph" style:parent-style-name="Text_20_body" style:list-style-name="L10">
      <style:text-properties fo:language="fr" fo:country="FR" officeooo:rsid="002fcbce"/>
    </style:style>
    <style:style style:name="P40" style:family="paragraph" style:parent-style-name="Text_20_body" style:list-style-name="L11">
      <style:text-properties fo:language="fr" fo:country="FR" officeooo:rsid="002fcbce"/>
    </style:style>
    <style:style style:name="P41" style:family="paragraph" style:parent-style-name="Heading_20_2">
      <style:paragraph-properties fo:margin-top="0cm" fo:margin-bottom="0.247cm" style:contextual-spacing="false" fo:line-height="115%"/>
      <style:text-properties fo:language="fr" fo:country="FR" officeooo:rsid="002fcbce"/>
    </style:style>
    <style:style style:name="P42" style:family="paragraph" style:parent-style-name="Text_20_body" style:list-style-name="L12">
      <style:text-properties fo:language="fr" fo:country="FR" officeooo:rsid="002fcbce"/>
    </style:style>
    <style:style style:name="T1" style:family="text">
      <style:text-properties officeooo:rsid="003c7bb6"/>
    </style:style>
    <style:style style:name="T2" style:family="text">
      <style:text-properties fo:font-variant="normal" fo:text-transform="none" fo:color="#373a3c" loext:opacity="100%" style:font-name="Liberation Serif" fo:font-size="12pt" fo:letter-spacing="normal" fo:language="fr" fo:country="FR" fo:font-style="normal" fo:font-weight="bold" officeooo:rsid="000a605b" style:font-weight-asian="bold" style:font-weight-complex="bold"/>
    </style:style>
    <style:style style:name="T3" style:family="text">
      <style:text-properties fo:font-variant="normal" fo:text-transform="none" fo:color="#373a3c" loext:opacity="100%" style:font-name="Liberation Serif" fo:font-size="12pt" fo:letter-spacing="normal" fo:language="fr" fo:country="FR" fo:font-style="normal" fo:font-weight="bold" officeooo:rsid="002d9a4b" style:font-weight-asian="bold" style:font-weight-complex="bold"/>
    </style:style>
    <style:style style:name="T4" style:family="text">
      <style:text-properties fo:font-variant="normal" fo:text-transform="none" fo:color="#373a3c" loext:opacity="100%" fo:font-family="apple-system, BlinkMacSystemFont, 'Segoe UI', Roboto, 'Helvetica Neue', Arial, 'Noto Sans', 'Liberation Sans', sans-serif, 'Apple Color Emoji', 'Segoe UI Emoji', 'Segoe UI Symbol', 'Noto Color Emoji'" fo:font-size="12pt" fo:letter-spacing="normal" fo:language="fr" fo:country="FR" fo:font-style="normal" fo:font-weight="bold" style:font-weight-asian="bold" style:font-weight-complex="bold"/>
    </style:style>
    <style:style style:name="T5" style:family="text">
      <style:text-properties fo:font-variant="normal" fo:text-transform="none" fo:color="#373a3c" loext:opacity="100%" fo:font-family="apple-system, BlinkMacSystemFont, 'Segoe UI', Roboto, 'Helvetica Neue', Arial, 'Noto Sans', 'Liberation Sans', sans-serif, 'Apple Color Emoji', 'Segoe UI Emoji', 'Segoe UI Symbol', 'Noto Color Emoji'" fo:font-size="12pt" fo:letter-spacing="normal" fo:language="fr" fo:country="FR" fo:font-weight="bold" style:font-weight-asian="bold" style:font-weight-complex="bold"/>
    </style:style>
    <style:style style:name="T6" style:family="text">
      <style:text-properties fo:font-variant="normal" fo:text-transform="none" fo:color="#373a3c" loext:opacity="100%" fo:font-size="12pt" fo:letter-spacing="normal" fo:language="fr" fo:country="FR" fo:font-style="normal" fo:font-weight="bold" style:font-weight-asian="bold" style:font-weight-complex="bold"/>
    </style:style>
    <style:style style:name="T7" style:family="text">
      <style:text-properties officeooo:rsid="002fcbce"/>
    </style:style>
    <style:style style:name="T8" style:family="text">
      <style:text-properties officeooo:rsid="0035b0eb"/>
    </style:style>
    <style:style style:name="T9" style:family="text">
      <style:text-properties officeooo:rsid="003715e9"/>
    </style:style>
    <style:style style:name="T10" style:family="text">
      <style:text-properties officeooo:rsid="0031e736"/>
    </style:style>
    <style:style style:name="T11" style:family="text">
      <style:text-properties fo:font-size="14pt" fo:language="fr" fo:country="FR" fo:font-weight="normal" style:font-size-asian="14pt" style:font-weight-asian="normal" style:font-size-complex="14pt" style:font-weight-complex="normal"/>
    </style:style>
    <style:style style:name="T12" style:family="text">
      <style:text-properties fo:font-size="14pt" fo:language="fr" fo:country="FR" fo:font-weight="normal" officeooo:rsid="0033e9ff" style:font-size-asian="14pt" style:font-weight-asian="normal" style:font-size-complex="14pt" style:font-weight-complex="normal"/>
    </style:style>
    <style:style style:name="T13" style:family="text">
      <style:text-properties style:font-name="Liberation Serif" fo:font-size="14pt" fo:language="fr" fo:country="FR" fo:font-weight="normal" officeooo:rsid="002f976b" style:font-size-asian="14pt" style:font-weight-asian="normal" style:font-size-complex="14pt" style:font-weight-complex="normal"/>
    </style:style>
    <style:style style:name="T14" style:family="text">
      <style:text-properties style:font-name="Liberation Serif" fo:font-size="14pt" fo:language="fr" fo:country="FR" fo:font-weight="normal" officeooo:rsid="002fcbce" style:font-size-asian="14pt" style:font-weight-asian="normal" style:font-size-complex="14pt" style:font-weight-complex="normal"/>
    </style:style>
    <style:style style:name="T15" style:family="text">
      <style:text-properties style:font-name="Liberation Serif" fo:font-size="14pt" fo:language="fr" fo:country="FR" fo:font-weight="normal" officeooo:rsid="0035b0eb" style:font-size-asian="14pt" style:font-weight-asian="normal" style:font-size-complex="14pt" style:font-weight-complex="normal"/>
    </style:style>
    <style:style style:name="T16" style:family="text">
      <style:text-properties style:font-name="Liberation Serif" fo:font-size="14pt" fo:language="fr" fo:country="FR" fo:font-weight="normal" officeooo:rsid="0031e736" style:font-size-asian="14pt" style:font-weight-asian="normal" style:font-size-complex="14pt" style:font-weight-complex="normal"/>
    </style:style>
    <style:style style:name="T17" style:family="text">
      <style:text-properties fo:font-weight="normal" style:font-weight-asian="normal" style:font-weight-complex="normal"/>
    </style:style>
    <style:style style:name="T18" style:family="text">
      <style:text-properties fo:font-size="12pt" fo:language="fr" fo:country="FR" fo:font-weight="normal" officeooo:rsid="002fcbce" style:font-weight-asian="normal" style:font-size-complex="12pt" style:font-weight-complex="normal"/>
    </style:style>
    <style:style style:name="T19" style:family="text">
      <style:text-properties fo:font-size="12pt" fo:language="fr" fo:country="FR" officeooo:rsid="002fcbce" style:font-size-complex="12pt"/>
    </style:style>
    <style:style style:name="T20" style:family="text">
      <style:text-properties officeooo:rsid="003df63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âche: <text:span text:style-name="T1">Texte argumentatif</text:span></text:p>
      <text:p text:style-name="P1">Date de début: <text:span text:style-name="T1">09/10</text:span>/2025</text:p>
      <text:p text:style-name="P2"/>
      <text:p text:style-name="P3"><text:span text:style-name="Strong_20_Emphasis"><text:span text:style-name="T2">TP</text:span></text:span><text:span text:style-name="Strong_20_Emphasis"><text:span text:style-name="T3">2</text:span></text:span><text:span text:style-name="Strong_20_Emphasis"><text:span text:style-name="T2"> :</text:span></text:span><text:span text:style-name="Strong_20_Emphasis"><text:span text:style-name="Emphasis"><text:span text:style-name="T4"> “Le développement du tourisme de masse à Barcelone : pour ou contre ?”  </text:span></text:span></text:span><text:span text:style-name="Strong_20_Emphasis"><text:span text:style-name="Emphasis"><text:span text:style-name="T5">(130 à 150 mots)</text:span></text:span></text:span><text:span text:style-name="Strong_20_Emphasis"><text:span text:style-name="T6"> </text:span></text:span></text:p>
      <text:p text:style-name="P2"/>
      <text:p text:style-name="P4">Ma rédaction</text:p>
      <text:p text:style-name="P2"/>
      <text:p text:style-name="P5"/>
      <text:p text:style-name="P6">Barcelona, avec une population de 1,5 million d’habitants, a reçu 8 million touristes l’année dernier. <text:s/><text:span text:style-name="T7">L’impact </text:span><text:span text:style-name="T8">sur</text:span><text:span text:style-name="T7"> les locaux est très fort, donc les services et commerces s’adressent aux touristes, les petites boutiques disparaissent, les voisins n’ont pas la tranquillité et sont progressivement déplacés à cause de l’augmentation des prix.</text:span></text:p>
      <text:p text:style-name="P7"/>
      <text:p text:style-name="P8">D’<text:span text:style-name="T9">un </text:span>autre coté, le tourisme fournit beaucoup d’argent à la ville, mais cette richesse n’est pas distribué<text:span text:style-name="T9">e</text:span> entre la population sinon surtout aux hôteliers.</text:p>
      <text:p text:style-name="P8"/>
      <text:p text:style-name="P9">De mon point de vue, il faut limiter l’entrée de tourisme pour éviter que la ville perds son identité, sa culture et sa population locale. Différents mécanismes peuvent être utilisés pour atteindre cet objectif : <text:span text:style-name="T10">réduction du nombre de croisières qu’on arrive au port de Barcelona et des licences pour de nouveau</text:span><text:span text:style-name="T9">x</text:span><text:span text:style-name="T10"> hôtels ou appartements touristiques.</text:span></text:p>
      <text:p text:style-name="P9"/>
      <text:p text:style-name="P10">Le tourisme est profitable pour Barcelona, mais, à long terme, le tourisme de masse advient un grave problème.</text:p>
      <text:p text:style-name="P11">Question pour ChatGpt</text:p>
      <text:p text:style-name="P12"/>
      <text:p text:style-name="P13"><text:span text:style-name="Strong_20_Emphasis"><text:span text:style-name="T11">Vous êtes professeur de FLE avec une excellente connaissance du Cadre Européen Commun de Référence pour les Langues (CECR). Je vais vous transmettre une production écrite accompagnée de sa consigne. Votre tâche est la suivante : 1. Corriger toutes les fautes (orthographe, grammaire, conjugaison, syntaxe) et les remarquer en caractères gras. 2. Vérifier si la consigne a bien été respectée (type de texte, registre, structure attendue, etc.). 3. Souligner les points positifs du texte (contenu, vocabulaire, cohérence, organisation). 4. Expliquer clairement ce qui doit être amélioré ou approfondi pour progresser au niveau indiqué. 5. Employer un ton honnête et rigoureux, sans compliments excessifs. Si la production est faible, il faut le dire avec des suggestions concrètes d’amélioration. Enfin, si possible, proposer une version améliorée du texte pour illustrer certaines reformulations utiles. Niveau de l’étudiant : B1 Consigne de la tâche: </text:span></text:span><text:span text:style-name="Strong_20_Emphasis"><text:span text:style-name="T12">Ecrit un texte argumentatif sur « </text:span></text:span><text:span text:style-name="Strong_20_Emphasis"><text:span text:style-name="T11">Le développement du tourisme de masse à Barcelone : pour ou contre ? » (130 à 150 mots). Texte de l’étudiant : </text:span></text:span><text:span text:style-name="Strong_20_Emphasis"><text:span text:style-name="T13">Barcelona, avec une population de 1,5 million d’habitants, a reçu 8 million touristes l’année dernier. <text:s/></text:span></text:span><text:span text:style-name="Strong_20_Emphasis"><text:span text:style-name="T14">L’impact </text:span></text:span><text:span text:style-name="Strong_20_Emphasis"><text:span text:style-name="T15">sur</text:span></text:span><text:span text:style-name="Strong_20_Emphasis"><text:span text:style-name="T14"> les locaux est très fort, donc les services et commerces s’adressent aux touristes, les petites boutiques disparaissent, les voisins n’ont pas la tranquillité et sont progressivement déplacés à cause de l’augmentation des prix.</text:span></text:span></text:p>
      <text:p text:style-name="P14"/>
      <text:p text:style-name="P15">D’<text:span text:style-name="T9">un </text:span>autre coté, le tourisme fournit beaucoup d’argent à la ville, mais cette richesse n’est pas distribué<text:span text:style-name="T9">e</text:span> entre la population sinon surtout aux hôteliers.</text:p>
      <text:p text:style-name="P15"/>
      <text:p text:style-name="P16">De mon point de vue, il faut limiter l’entrée de tourisme pour éviter que la ville perds son identité, sa culture et sa population locale. Différents mécanismes peuvent être utilisés pour atteindre cet objectif : <text:span text:style-name="T10">réduction du nombre de croisières qu’on arrive au port de Barcelona et des licences pour de nouveau</text:span><text:span text:style-name="T9">x</text:span><text:span text:style-name="T10"> hôtels ou appartements touristiques.</text:span></text:p>
      <text:p text:style-name="P16"/>
      <text:p text:style-name="P13"><text:span text:style-name="Strong_20_Emphasis"><text:span text:style-name="T16">Le tourisme est profitable pour Barcelona, mais, à long terme, le tourisme de masse advient un grave problème.</text:span></text:span></text:p>
      <text:p text:style-name="P17"><text:span text:style-name="Strong_20_Emphasis"><text:span text:style-name="T17"/></text:span></text:p>
      <text:p text:style-name="P18"/>
      <text:p text:style-name="P19">Réponse de ChatGpt</text:p>
      <text:p text:style-name="P20"/>
      <text:h text:style-name="Heading_20_2" text:outline-level="2"><text:span text:style-name="Strong_20_Emphasis"><text:span text:style-name="T18">🟩 1. </text:span></text:span><text:span text:style-name="Strong_20_Emphasis"><text:span text:style-name="T19">Correction des fautes (orthographe, grammaire, syntaxe, conjugaison)</text:span></text:span></text:h>
      <text:p text:style-name="P21">Je corrige les erreurs ci-dessous en <text:span text:style-name="Strong_20_Emphasis">gras</text:span> dans le texte original :</text:p>
      <text:p text:style-name="P22"/>
      <text:p text:style-name="P21"><text:span text:style-name="Strong_20_Emphasis">Texte corrigé :</text:span></text:p>
      <text:p text:style-name="P21"><text:span text:style-name="Emphasis">Barcelone</text:span>, avec une population de 1,5 million d’habitants, a reçu <text:span text:style-name="Strong_20_Emphasis">8 millions de touristes l’année dernière</text:span>. L’impact sur les locaux est très fort, <text:span text:style-name="Strong_20_Emphasis">car</text:span> les services et commerces s’adressent aux <text:soft-page-break/>touristes, les petites boutiques disparaissent, les voisins n’ont pas la tranquillité et sont progressivement déplacés à cause de l’augmentation des prix.</text:p>
      <text:p text:style-name="P21">D’un autre <text:span text:style-name="Strong_20_Emphasis">côté</text:span>, le tourisme fournit beaucoup d’argent à la ville, mais cette richesse n’est pas distribuée entre la population, <text:span text:style-name="Strong_20_Emphasis">mais surtout aux hôteliers</text:span>.</text:p>
      <text:p text:style-name="P21">De mon point de vue, il faut limiter l’entrée <text:span text:style-name="Strong_20_Emphasis">des touristes</text:span> pour éviter que la ville <text:span text:style-name="Strong_20_Emphasis">perde</text:span> son identité, sa culture et sa population locale. Différents mécanismes peuvent être utilisés pour atteindre cet objectif : réduction du nombre de croisières <text:span text:style-name="Strong_20_Emphasis">qui arrivent</text:span> au port de <text:span text:style-name="Emphasis">Barcelone</text:span> et des licences pour <text:span text:style-name="Strong_20_Emphasis">les</text:span> nouveaux hôtels ou appartements touristiques.</text:p>
      <text:p text:style-name="P21">Le tourisme est profitable pour <text:span text:style-name="Emphasis">Barcelone</text:span>, mais, à long terme, le tourisme de masse <text:span text:style-name="Strong_20_Emphasis">devient</text:span> un grave problème.</text:p>
      <text:p text:style-name="P22"/>
      <text:h text:style-name="P23" text:outline-level="3">🟥 Liste des erreurs corrigées (avec explication) :</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Erreur</text:p>
            </table:table-cell>
            <table:table-cell table:style-name="Tabla1.A1" office:value-type="string">
              <text:p text:style-name="Table_20_Heading">Correction</text:p>
            </table:table-cell>
            <table:table-cell table:style-name="Tabla1.A1" office:value-type="string">
              <text:p text:style-name="Table_20_Heading">Explication</text:p>
            </table:table-cell>
          </table:table-row>
        </table:table-header-rows>
        <table:table-row>
          <table:table-cell table:style-name="Tabla1.A1" office:value-type="string">
            <text:p text:style-name="Table_20_Contents"><text:span text:style-name="Emphasis">Barcelona</text:span></text:p>
          </table:table-cell>
          <table:table-cell table:style-name="Tabla1.A1" office:value-type="string">
            <text:p text:style-name="Table_20_Contents">Barcelone</text:p>
          </table:table-cell>
          <table:table-cell table:style-name="Tabla1.A1" office:value-type="string">
            <text:p text:style-name="Table_20_Contents">En français, les noms de villes étrangères sont souvent francisés.</text:p>
          </table:table-cell>
        </table:table-row>
        <table:table-row>
          <table:table-cell table:style-name="Tabla1.A1" office:value-type="string">
            <text:p text:style-name="Table_20_Contents"><text:span text:style-name="Emphasis">8 million touristes</text:span></text:p>
          </table:table-cell>
          <table:table-cell table:style-name="Tabla1.A1" office:value-type="string">
            <text:p text:style-name="Table_20_Contents">8 <text:span text:style-name="Strong_20_Emphasis">millions de</text:span> touristes</text:p>
          </table:table-cell>
          <table:table-cell table:style-name="Tabla1.A1" office:value-type="string">
            <text:p text:style-name="Table_20_Contents">Accord avec "millions" (pluriel) + construction correcte.</text:p>
          </table:table-cell>
        </table:table-row>
        <table:table-row>
          <table:table-cell table:style-name="Tabla1.A1" office:value-type="string">
            <text:p text:style-name="Table_20_Contents"><text:span text:style-name="Emphasis">l’année dernier</text:span></text:p>
          </table:table-cell>
          <table:table-cell table:style-name="Tabla1.A1" office:value-type="string">
            <text:p text:style-name="Table_20_Contents">l’année <text:span text:style-name="Strong_20_Emphasis">dernière</text:span></text:p>
          </table:table-cell>
          <table:table-cell table:style-name="Tabla1.A1" office:value-type="string">
            <text:p text:style-name="Table_20_Contents">Accord en genre.</text:p>
          </table:table-cell>
        </table:table-row>
        <table:table-row>
          <table:table-cell table:style-name="Tabla1.A1" office:value-type="string">
            <text:p text:style-name="Table_20_Contents"><text:span text:style-name="Emphasis">donc</text:span></text:p>
          </table:table-cell>
          <table:table-cell table:style-name="Tabla1.A1" office:value-type="string">
            <text:p text:style-name="Table_20_Contents"><text:span text:style-name="Strong_20_Emphasis">car</text:span></text:p>
          </table:table-cell>
          <table:table-cell table:style-name="Tabla1.A1" office:value-type="string">
            <text:p text:style-name="Table_20_Contents">"Donc" exprime une conséquence, ici on attend une cause.</text:p>
          </table:table-cell>
        </table:table-row>
        <table:table-row>
          <table:table-cell table:style-name="Tabla1.A1" office:value-type="string">
            <text:p text:style-name="Table_20_Contents"><text:span text:style-name="Emphasis">D’un autre coté</text:span></text:p>
          </table:table-cell>
          <table:table-cell table:style-name="Tabla1.A1" office:value-type="string">
            <text:p text:style-name="Table_20_Contents">D’un autre <text:span text:style-name="Strong_20_Emphasis">côté</text:span></text:p>
          </table:table-cell>
          <table:table-cell table:style-name="Tabla1.A1" office:value-type="string">
            <text:p text:style-name="Table_20_Contents">Accent oublié.</text:p>
          </table:table-cell>
        </table:table-row>
        <table:table-row>
          <table:table-cell table:style-name="Tabla1.A1" office:value-type="string">
            <text:p text:style-name="Table_20_Contents"><text:span text:style-name="Emphasis">sinon surtout</text:span></text:p>
          </table:table-cell>
          <table:table-cell table:style-name="Tabla1.A1" office:value-type="string">
            <text:p text:style-name="Table_20_Contents"><text:span text:style-name="Strong_20_Emphasis">mais surtout</text:span></text:p>
          </table:table-cell>
          <table:table-cell table:style-name="Tabla1.A1" office:value-type="string">
            <text:p text:style-name="Table_20_Contents">"Sinon" est incorrect ici, on veut exprimer une opposition.</text:p>
          </table:table-cell>
        </table:table-row>
        <table:table-row>
          <table:table-cell table:style-name="Tabla1.A1" office:value-type="string">
            <text:p text:style-name="Table_20_Contents"><text:span text:style-name="Emphasis">l’entrée de tourisme</text:span></text:p>
          </table:table-cell>
          <table:table-cell table:style-name="Tabla1.A1" office:value-type="string">
            <text:p text:style-name="Table_20_Contents">l’entrée <text:span text:style-name="Strong_20_Emphasis">des touristes</text:span></text:p>
          </table:table-cell>
          <table:table-cell table:style-name="Tabla1.A1" office:value-type="string">
            <text:p text:style-name="Table_20_Contents">"Tourisme" est un nom abstrait ; ici on parle des personnes.</text:p>
          </table:table-cell>
        </table:table-row>
        <table:table-row>
          <table:table-cell table:style-name="Tabla1.A1" office:value-type="string">
            <text:p text:style-name="Table_20_Contents"><text:span text:style-name="Emphasis">perds</text:span></text:p>
          </table:table-cell>
          <table:table-cell table:style-name="Tabla1.A1" office:value-type="string">
            <text:p text:style-name="Table_20_Contents"><text:span text:style-name="Strong_20_Emphasis">perde</text:span></text:p>
          </table:table-cell>
          <table:table-cell table:style-name="Tabla1.A1" office:value-type="string">
            <text:p text:style-name="Table_20_Contents">Subjonctif après "éviter que".</text:p>
          </table:table-cell>
        </table:table-row>
        <table:table-row>
          <table:table-cell table:style-name="Tabla1.A1" office:value-type="string">
            <text:p text:style-name="Table_20_Contents"><text:span text:style-name="Emphasis">qu’on arrive</text:span></text:p>
          </table:table-cell>
          <table:table-cell table:style-name="Tabla1.A1" office:value-type="string">
            <text:p text:style-name="Table_20_Contents"><text:span text:style-name="Strong_20_Emphasis">qui arrivent</text:span></text:p>
          </table:table-cell>
          <table:table-cell table:style-name="Tabla1.A1" office:value-type="string">
            <text:p text:style-name="Table_20_Contents">Accord du verbe avec "les croisières".</text:p>
          </table:table-cell>
        </table:table-row>
        <table:table-row>
          <table:table-cell table:style-name="Tabla1.A1" office:value-type="string">
            <text:p text:style-name="Table_20_Contents"><text:span text:style-name="Emphasis">Barcelona</text:span></text:p>
          </table:table-cell>
          <table:table-cell table:style-name="Tabla1.A1" office:value-type="string">
            <text:p text:style-name="Table_20_Contents"><text:span text:style-name="Emphasis">Barcelone</text:span></text:p>
          </table:table-cell>
          <table:table-cell table:style-name="Tabla1.A1" office:value-type="string">
            <text:p text:style-name="Table_20_Contents">Même correction que plus haut.</text:p>
          </table:table-cell>
        </table:table-row>
        <table:table-row>
          <table:table-cell table:style-name="Tabla1.A1" office:value-type="string">
            <text:p text:style-name="Table_20_Contents"><text:span text:style-name="Emphasis">advient</text:span></text:p>
          </table:table-cell>
          <table:table-cell table:style-name="Tabla1.A1" office:value-type="string">
            <text:p text:style-name="Table_20_Contents"><text:span text:style-name="Strong_20_Emphasis">devient</text:span></text:p>
          </table:table-cell>
          <table:table-cell table:style-name="Tabla1.A1" office:value-type="string">
            <text:p text:style-name="Table_20_Contents">"Advient" est rare et mal utilisé ici. "Devient" est plus naturel.</text:p>
          </table:table-cell>
        </table:table-row>
      </table:table>
      <text:p text:style-name="P22"/>
      <text:h text:style-name="P24" text:outline-level="2">✅ 2. <text:span text:style-name="Strong_20_Emphasis">Respect de la consigne</text:span></text:h>
      <table:table table:name="Tabla2" table:style-name="Tabla2">
        <table:table-column table:style-name="Tabla2.A"/>
        <table:table-column table:style-name="Tabla2.B"/>
        <table:table-header-rows>
          <table:table-row>
            <table:table-cell table:style-name="Tabla2.A1" office:value-type="string">
              <text:p text:style-name="Table_20_Heading">Critère</text:p>
            </table:table-cell>
            <table:table-cell table:style-name="Tabla2.A1" office:value-type="string">
              <text:p text:style-name="Table_20_Heading">Évaluation</text:p>
            </table:table-cell>
          </table:table-row>
        </table:table-header-rows>
        <table:table-row>
          <table:table-cell table:style-name="Tabla2.A1" office:value-type="string">
            <text:p text:style-name="Table_20_Contents"><text:span text:style-name="Strong_20_Emphasis">Type de texte</text:span></text:p>
          </table:table-cell>
          <table:table-cell table:style-name="Tabla2.A1" office:value-type="string">
            <text:p text:style-name="Table_20_Contents">✅ Texte argumentatif respecté (présence d'opinions et d’arguments).</text:p>
          </table:table-cell>
        </table:table-row>
        <table:table-row>
          <table:table-cell table:style-name="Tabla2.A1" office:value-type="string">
            <text:p text:style-name="Table_20_Contents"><text:span text:style-name="Strong_20_Emphasis">Longueur</text:span></text:p>
          </table:table-cell>
          <table:table-cell table:style-name="Tabla2.A1" office:value-type="string">
            <text:p text:style-name="Table_20_Contents">✅ 150 mots environ : conforme à la consigne.</text:p>
          </table:table-cell>
        </table:table-row>
        <table:table-row>
          <table:table-cell table:style-name="Tabla2.A1" office:value-type="string">
            <text:p text:style-name="Table_20_Contents"><text:span text:style-name="Strong_20_Emphasis">Structure</text:span></text:p>
          </table:table-cell>
          <table:table-cell table:style-name="Tabla2.A1" office:value-type="string">
            <text:p text:style-name="Table_20_Contents">🟡 Structure implicite correcte mais perfectible (pas de paragraphes bien marqués ou connecteurs variés).</text:p>
          </table:table-cell>
        </table:table-row>
        <table:table-row>
          <table:table-cell table:style-name="Tabla2.A1" office:value-type="string">
            <text:p text:style-name="Table_20_Contents"><text:span text:style-name="Strong_20_Emphasis">Registre</text:span></text:p>
          </table:table-cell>
          <table:table-cell table:style-name="Tabla2.A1" office:value-type="string">
            <text:p text:style-name="Table_20_Contents">✅ Correctement neutre à soutenu, adapté au sujet.</text:p>
          </table:table-cell>
        </table:table-row>
      </table:table>
      <text:p text:style-name="P21"><text:span text:style-name="Strong_20_Emphasis">Remarque :</text:span> La structure gagnerait à être renforcée avec une introduction claire, un développement avec connecteurs logiques plus variés, et une conclusion explicite.</text:p>
      <text:p text:style-name="P22"><text:soft-page-break/></text:p>
      <text:h text:style-name="P24" text:outline-level="2">🟦 3. <text:span text:style-name="Strong_20_Emphasis">Points positifs du texte</text:span></text:h>
      <text:list text:style-name="L1">
        <text:list-item>
          <text:p text:style-name="P25"><text:span text:style-name="Strong_20_Emphasis">Le contenu est pertinent</text:span> : les arguments sont solides et en lien direct avec la problématique (gentrification, économie locale, perte d’identité).</text:p>
        </text:list-item>
        <text:list-item>
          <text:p text:style-name="P25"><text:span text:style-name="Strong_20_Emphasis">Bonne cohérence d’ensemble</text:span> : les idées sont reliées logiquement même si certains enchaînements restent simples.</text:p>
        </text:list-item>
        <text:list-item>
          <text:p text:style-name="P25"><text:span text:style-name="Strong_20_Emphasis">Vocabulaire adéquat</text:span> : "croisières", "appartements touristiques", "population locale", "richesse", etc.</text:p>
        </text:list-item>
        <text:list-item>
          <text:p text:style-name="P25"><text:span text:style-name="Strong_20_Emphasis">Tonalité argumentée</text:span> : le point de vue est affirmé sans excès, avec une tentative de considérer les deux côtés du débat.</text:p>
        </text:list-item>
      </text:list>
      <text:p text:style-name="P22"/>
      <text:h text:style-name="P24" text:outline-level="2">🟥 4. <text:span text:style-name="Strong_20_Emphasis">Axes d'amélioration</text:span></text:h>
      <table:table table:name="Tabla3" table:style-name="Tabla3">
        <table:table-column table:style-name="Tabla3.A"/>
        <table:table-column table:style-name="Tabla3.B"/>
        <table:table-header-rows>
          <table:table-row>
            <table:table-cell table:style-name="Tabla3.A1" office:value-type="string">
              <text:p text:style-name="Table_20_Heading">Point à améliorer</text:p>
            </table:table-cell>
            <table:table-cell table:style-name="Tabla3.A1" office:value-type="string">
              <text:p text:style-name="Table_20_Heading">Conseils</text:p>
            </table:table-cell>
          </table:table-row>
        </table:table-header-rows>
        <table:table-row>
          <table:table-cell table:style-name="Tabla3.A1" office:value-type="string">
            <text:p text:style-name="Table_20_Contents"><text:span text:style-name="Strong_20_Emphasis">Organisation du texte</text:span></text:p>
          </table:table-cell>
          <table:table-cell table:style-name="Tabla3.A1" office:value-type="string">
            <text:p text:style-name="Table_20_Contents">Clarifier la structure : utiliser des paragraphes et connecteurs logiques variés (ex. « tout d’abord », « en revanche », « ainsi », « en conclusion »).</text:p>
          </table:table-cell>
        </table:table-row>
        <table:table-row>
          <table:table-cell table:style-name="Tabla3.A1" office:value-type="string">
            <text:p text:style-name="Table_20_Contents"><text:span text:style-name="Strong_20_Emphasis">Précision grammaticale</text:span></text:p>
          </table:table-cell>
          <table:table-cell table:style-name="Tabla3.A1" office:value-type="string">
            <text:p text:style-name="Table_20_Contents">Travailler l’accord des noms et adjectifs, l’emploi des temps (subjonctif, passé composé), et les prépositions.</text:p>
          </table:table-cell>
        </table:table-row>
        <table:table-row>
          <table:table-cell table:style-name="Tabla3.A1" office:value-type="string">
            <text:p text:style-name="Table_20_Contents"><text:span text:style-name="Strong_20_Emphasis">Richesse syntaxique</text:span></text:p>
          </table:table-cell>
          <table:table-cell table:style-name="Tabla3.A1" office:value-type="string">
            <text:p text:style-name="Table_20_Contents">Varier davantage les structures : employer des subordonnées, éviter les phrases juxtaposées.</text:p>
          </table:table-cell>
        </table:table-row>
        <table:table-row>
          <table:table-cell table:style-name="Tabla3.A1" office:value-type="string">
            <text:p text:style-name="Table_20_Contents"><text:span text:style-name="Strong_20_Emphasis">Transitions</text:span></text:p>
          </table:table-cell>
          <table:table-cell table:style-name="Tabla3.A1" office:value-type="string">
            <text:p text:style-name="Table_20_Contents">Fluidifier les enchaînements pour améliorer la lisibilité du raisonnement.</text:p>
          </table:table-cell>
        </table:table-row>
      </table:table>
      <text:p text:style-name="P22"/>
      <text:h text:style-name="P24" text:outline-level="2">🟨 5. <text:span text:style-name="Strong_20_Emphasis">Version améliorée du texte</text:span></text:h>
      <text:p text:style-name="P21">Voici une reformulation du texte, corrigée et enrichie pour mieux correspondre au niveau B1+ :</text:p>
      <text:p text:style-name="P22"/>
      <text:p text:style-name="P21"><text:span text:style-name="Strong_20_Emphasis">Le développement du tourisme de masse à Barcelone : pour ou contre ?</text:span></text:p>
      <text:p text:style-name="P21">Barcelone, avec ses 1,5 million d’habitants, a accueilli 8 millions de touristes l’année dernière. Ce phénomène a de fortes conséquences sur les habitants : les commerces traditionnels disparaissent, remplacés par des magasins pour touristes, et le coût de la vie augmente, poussant les habitants à quitter le centre-ville.</text:p>
      <text:p text:style-name="P21">Cependant, le tourisme représente une source importante de revenus pour la ville. Il crée des emplois et stimule l’économie. Mais cette richesse profite surtout aux grandes entreprises du secteur hôtelier, et non à la population locale.</text:p>
      <text:p text:style-name="P21">À mon avis, il est nécessaire de limiter le tourisme de masse afin de préserver l’identité et la qualité de vie à Barcelone. On pourrait, par exemple, réduire le nombre de croisières dans le port et contrôler les autorisations pour les nouveaux logements touristiques.</text:p>
      <text:p text:style-name="P21"><text:soft-page-break/>Ainsi, si le tourisme est bénéfique à court terme, il peut devenir un problème sérieux à long terme s’il n’est pas mieux régulé.</text:p>
      <text:p text:style-name="P22"/>
      <text:h text:style-name="P23" text:outline-level="3">✅ Cette version :</text:h>
      <text:list text:style-name="L2">
        <text:list-item>
          <text:p text:style-name="P26">Clarifie l’introduction et la conclusion.</text:p>
        </text:list-item>
        <text:list-item>
          <text:p text:style-name="P26">Utilise des connecteurs variés.</text:p>
        </text:list-item>
        <text:list-item>
          <text:p text:style-name="P26">Offre des phrases mieux structurées.</text:p>
        </text:list-item>
        <text:list-item>
          <text:p text:style-name="P26">Reste fidèle à vos idées tout en les exprimant de manière plus fluide.</text:p>
        </text:list-item>
      </text:list>
      <text:p text:style-name="P22"/>
      <text:h text:style-name="P24" text:outline-level="2">📌 Bilan global (niveau B1 visé)</text:h>
      <table:table table:name="Tabla4" table:style-name="Tabla4">
        <table:table-column table:style-name="Tabla4.A"/>
        <table:table-column table:style-name="Tabla4.B"/>
        <table:table-header-rows>
          <table:table-row>
            <table:table-cell table:style-name="Tabla4.A1" office:value-type="string">
              <text:p text:style-name="Table_20_Heading">Critère</text:p>
            </table:table-cell>
            <table:table-cell table:style-name="Tabla4.A1" office:value-type="string">
              <text:p text:style-name="Table_20_Heading">Évaluation</text:p>
            </table:table-cell>
          </table:table-row>
        </table:table-header-rows>
        <table:table-row>
          <table:table-cell table:style-name="Tabla4.A1" office:value-type="string">
            <text:p text:style-name="Table_20_Contents"><text:span text:style-name="Strong_20_Emphasis">Respect de la consigne</text:span></text:p>
          </table:table-cell>
          <table:table-cell table:style-name="Tabla4.A1" office:value-type="string">
            <text:p text:style-name="Table_20_Contents">✅ Globalement conforme</text:p>
          </table:table-cell>
        </table:table-row>
        <table:table-row>
          <table:table-cell table:style-name="Tabla4.A1" office:value-type="string">
            <text:p text:style-name="Table_20_Contents"><text:span text:style-name="Strong_20_Emphasis">Correction linguistique</text:span></text:p>
          </table:table-cell>
          <table:table-cell table:style-name="Tabla4.A1" office:value-type="string">
            <text:p text:style-name="Table_20_Contents">🟡 Moyenne : erreurs fréquentes mais non bloquantes</text:p>
          </table:table-cell>
        </table:table-row>
        <table:table-row>
          <table:table-cell table:style-name="Tabla4.A1" office:value-type="string">
            <text:p text:style-name="Table_20_Contents"><text:span text:style-name="Strong_20_Emphasis">Organisation</text:span></text:p>
          </table:table-cell>
          <table:table-cell table:style-name="Tabla4.A1" office:value-type="string">
            <text:p text:style-name="Table_20_Contents">🟡 À structurer davantage</text:p>
          </table:table-cell>
        </table:table-row>
        <table:table-row>
          <table:table-cell table:style-name="Tabla4.A1" office:value-type="string">
            <text:p text:style-name="Table_20_Contents"><text:span text:style-name="Strong_20_Emphasis">Vocabulaire</text:span></text:p>
          </table:table-cell>
          <table:table-cell table:style-name="Tabla4.A1" office:value-type="string">
            <text:p text:style-name="Table_20_Contents">✅ Adéquat pour le niveau</text:p>
          </table:table-cell>
        </table:table-row>
        <table:table-row>
          <table:table-cell table:style-name="Tabla4.A1" office:value-type="string">
            <text:p text:style-name="Table_20_Contents"><text:span text:style-name="Strong_20_Emphasis">Progression logique</text:span></text:p>
          </table:table-cell>
          <table:table-cell table:style-name="Tabla4.A1" office:value-type="string">
            <text:p text:style-name="Table_20_Contents">✅ Les idées sont liées, mais transitions simples</text:p>
          </table:table-cell>
        </table:table-row>
      </table:table>
      <text:p text:style-name="P21"><text:span text:style-name="Strong_20_Emphasis">Appréciation générale</text:span> : Votre texte montre une compréhension claire de la problématique et des arguments pertinents. Il reste à améliorer la précision linguistique, la structure argumentative, et la richesse des formulations pour consolider un bon niveau B1 et progresser vers le B2.</text:p>
      <text:p text:style-name="P21"/>
      <text:p text:style-name="P21"/>
      <text:p text:style-name="P27">Faire un<text:span text:style-name="T20">e</text:span> valoration du texte argumentatif avec les Critères d'évaluation suivants: Français B1 2025-26 Typologies textuelles Texte argumentatif : Critères d'évaluation. Conditions d’achèvement 1. Valorisation globale - Argumentation convaincante 2. Organisation du texte - Introduction engageante - Arguments bien enchaînés - Conclusion efficace 3. Richesse linguistique - Vocabulaire varié - Utilisation des connecteurs 4. Correction linguistique - Grammaire et orthographe - Emploi des temps verbaux </text:p>
      <text:h text:style-name="P28" text:outline-level="6"/>
      <text:p text:style-name="P21">Voici une <text:span text:style-name="Strong_20_Emphasis">valorisation complète du texte argumentatif</text:span> de l’étudiant, selon les <text:span text:style-name="Strong_20_Emphasis">critères d’évaluation pour un niveau B1 (2025-2026)</text:span>, en lien avec la typologie du <text:span text:style-name="Strong_20_Emphasis">texte argumentatif</text:span>.</text:p>
      <text:p text:style-name="P29"/>
      <text:h text:style-name="P30" text:outline-level="3">🟩 <text:span text:style-name="Strong_20_Emphasis">1. Valorisation globale – Argumentation convaincante</text:span></text:h>
      <text:p text:style-name="P21"><text:span text:style-name="Strong_20_Emphasis">Évaluation : 🟡 Moyenne</text:span></text:p>
      <text:list text:style-name="L3">
        <text:list-item>
          <text:p text:style-name="P31">L’argumentation est pertinente, avec un <text:span text:style-name="Strong_20_Emphasis">point de vue clair</text:span> et des <text:span text:style-name="Strong_20_Emphasis">idées en lien direct avec le sujet</text:span> (gentrification, économie, identité locale).</text:p>
        </text:list-item>
        <text:list-item>
          <text:p text:style-name="P31">Cependant, les arguments sont parfois <text:span text:style-name="Strong_20_Emphasis">peu développés</text:span> et manquent d'exemples ou de données précises.</text:p>
        </text:list-item>
        <text:list-item>
          <text:p text:style-name="P31"><text:soft-page-break/>Il y a une tentative de prendre en compte les <text:span text:style-name="Strong_20_Emphasis">deux côtés du débat</text:span>, mais l’argument en faveur du tourisme est assez <text:span text:style-name="Strong_20_Emphasis">rapide et déséquilibré</text:span> par rapport à la partie contre.</text:p>
        </text:list-item>
      </text:list>
      <text:p text:style-name="P21"><text:span text:style-name="Strong_20_Emphasis">Suggestion</text:span> : Renforcer la <text:span text:style-name="Strong_20_Emphasis">balance argumentative</text:span> et développer davantage les idées avec des exemples concrets.</text:p>
      <text:p text:style-name="P29"/>
      <text:h text:style-name="P30" text:outline-level="3">🟨 <text:span text:style-name="Strong_20_Emphasis">2. Organisation du texte</text:span></text:h>
      <text:h text:style-name="P32" text:outline-level="4">✅ <text:span text:style-name="Strong_20_Emphasis">Introduction engageante</text:span></text:h>
      <text:p text:style-name="P21"><text:span text:style-name="Strong_20_Emphasis">Évaluation : 🟡 Partiellement réussie</text:span></text:p>
      <text:list text:style-name="L4">
        <text:list-item>
          <text:p text:style-name="P33">Le texte commence directement avec une donnée chiffrée. Cela capte l’attention, mais <text:span text:style-name="Strong_20_Emphasis">l’intention argumentative</text:span> n’est pas clairement annoncée.</text:p>
        </text:list-item>
      </text:list>
      <text:p text:style-name="P21"><text:span text:style-name="Strong_20_Emphasis">Suggestion</text:span> : Ajouter une phrase introductive qui <text:span text:style-name="Strong_20_Emphasis">présente la problématique</text:span> de manière explicite.</text:p>
      <text:h text:style-name="P32" text:outline-level="4">✅ <text:span text:style-name="Strong_20_Emphasis">Arguments bien enchaînés</text:span></text:h>
      <text:p text:style-name="P21"><text:span text:style-name="Strong_20_Emphasis">Évaluation : 🟡 Moyenne</text:span></text:p>
      <text:list text:style-name="L5">
        <text:list-item>
          <text:p text:style-name="P34">Il y a une <text:span text:style-name="Strong_20_Emphasis">progression logique</text:span> des idées, mais les transitions sont souvent <text:span text:style-name="Strong_20_Emphasis">implicites ou peu marquées</text:span>.</text:p>
        </text:list-item>
        <text:list-item>
          <text:p text:style-name="P34">Les connecteurs sont limités à « d’un autre côté » ou « mais », ce qui rend l’organisation un peu <text:span text:style-name="Strong_20_Emphasis">plate</text:span>.</text:p>
        </text:list-item>
      </text:list>
      <text:p text:style-name="P21"><text:span text:style-name="Strong_20_Emphasis">Suggestion</text:span> : Utiliser plus de <text:span text:style-name="Strong_20_Emphasis">connecteurs argumentatifs</text:span> : « tout d’abord », « en revanche », « de plus », « par conséquent », etc.</text:p>
      <text:h text:style-name="P32" text:outline-level="4">✅ <text:span text:style-name="Strong_20_Emphasis">Conclusion efficace</text:span></text:h>
      <text:p text:style-name="P21"><text:span text:style-name="Strong_20_Emphasis">Évaluation : ✅ Réussie</text:span></text:p>
      <text:list text:style-name="L6">
        <text:list-item>
          <text:p text:style-name="P35">La dernière phrase reprend bien l’idée principale avec une <text:span text:style-name="Strong_20_Emphasis">prise de position claire</text:span>.</text:p>
        </text:list-item>
        <text:list-item>
          <text:p text:style-name="P35">Elle pourrait être un peu plus développée, mais elle <text:span text:style-name="Strong_20_Emphasis">remplit sa fonction</text:span>.</text:p>
        </text:list-item>
      </text:list>
      <text:p text:style-name="P29"/>
      <text:h text:style-name="P30" text:outline-level="3">🟦 <text:span text:style-name="Strong_20_Emphasis">3. Richesse linguistique</text:span></text:h>
      <text:h text:style-name="P32" text:outline-level="4">✅ <text:span text:style-name="Strong_20_Emphasis">Vocabulaire varié</text:span></text:h>
      <text:p text:style-name="P21"><text:span text:style-name="Strong_20_Emphasis">Évaluation : ✅ Satisfaisant</text:span></text:p>
      <text:list text:style-name="L7">
        <text:list-item>
          <text:p text:style-name="P36">Le lexique est approprié pour le sujet : « tourisme de masse », « croisières », « population locale », « identité », etc.</text:p>
        </text:list-item>
        <text:list-item>
          <text:p text:style-name="P36">Le vocabulaire reste toutefois <text:span text:style-name="Strong_20_Emphasis">simple</text:span>, ce qui est cohérent avec le niveau B1.</text:p>
        </text:list-item>
      </text:list>
      <text:p text:style-name="P21"><text:span text:style-name="Strong_20_Emphasis">Suggestion</text:span> : Introduire quelques termes plus précis ou nuancés : « saturation urbaine », « spéculation immobilière », « retombées économiques ».</text:p>
      <text:h text:style-name="P32" text:outline-level="4">✅ <text:span text:style-name="Strong_20_Emphasis">Utilisation des connecteurs</text:span></text:h>
      <text:p text:style-name="P21"><text:span text:style-name="Strong_20_Emphasis">Évaluation : 🟡 Insuffisante</text:span></text:p>
      <text:list text:style-name="L8">
        <text:list-item>
          <text:p text:style-name="P37">Les connecteurs sont <text:span text:style-name="Strong_20_Emphasis">présents mais peu variés</text:span> : « d’un autre côté », « mais », « donc ».</text:p>
        </text:list-item>
        <text:list-item>
          <text:p text:style-name="P37"><text:soft-page-break/>Certains sont mal employés (« donc » à la place de « car », « sinon » au lieu de « mais »).</text:p>
        </text:list-item>
      </text:list>
      <text:p text:style-name="P21"><text:span text:style-name="Strong_20_Emphasis">Suggestion</text:span> : Travailler sur une <text:span text:style-name="Strong_20_Emphasis">liste de connecteurs adaptés au texte argumentatif</text:span> et s’entraîner à les utiliser correctement.</text:p>
      <text:p text:style-name="P29"/>
      <text:h text:style-name="P30" text:outline-level="3">🟥 <text:span text:style-name="Strong_20_Emphasis">4. Correction linguistique</text:span></text:h>
      <text:h text:style-name="P32" text:outline-level="4">❌ <text:span text:style-name="Strong_20_Emphasis">Grammaire et orthographe</text:span></text:h>
      <text:p text:style-name="P21"><text:span text:style-name="Strong_20_Emphasis">Évaluation : 🔴 Faible</text:span></text:p>
      <text:list text:style-name="L9">
        <text:list-item>
          <text:p text:style-name="P38">Le texte contient <text:span text:style-name="Strong_20_Emphasis">plusieurs erreurs</text:span> de grammaire (accords, conjugaisons, subjonctif mal employé, confusion de mots).</text:p>
        </text:list-item>
        <text:list-item>
          <text:p text:style-name="P38">Ces erreurs <text:span text:style-name="Strong_20_Emphasis">n’empêchent pas la compréhension</text:span>, mais elles affectent la qualité linguistique.</text:p>
        </text:list-item>
      </text:list>
      <text:p text:style-name="P21"><text:span text:style-name="Strong_20_Emphasis">Exemples</text:span> :</text:p>
      <text:list text:style-name="L10">
        <text:list-item>
          <text:p text:style-name="P39">« l’année dernier » → « l’année dernière »</text:p>
        </text:list-item>
        <text:list-item>
          <text:p text:style-name="P39">« perds son identité » → « perde son identité »</text:p>
        </text:list-item>
        <text:list-item>
          <text:p text:style-name="P39">« sinon surtout » → « mais surtout »</text:p>
        </text:list-item>
      </text:list>
      <text:p text:style-name="P21"><text:span text:style-name="Strong_20_Emphasis">Suggestion</text:span> : Revoir les <text:span text:style-name="Strong_20_Emphasis">accords et conjugaisons clés au B1</text:span>, notamment le subjonctif après certaines expressions.</text:p>
      <text:h text:style-name="P32" text:outline-level="4">🟡 <text:span text:style-name="Strong_20_Emphasis">Emploi des temps verbaux</text:span></text:h>
      <text:p text:style-name="P21"><text:span text:style-name="Strong_20_Emphasis">Évaluation : Moyenne</text:span></text:p>
      <text:list text:style-name="L11">
        <text:list-item>
          <text:p text:style-name="P40">L’alternance entre le <text:span text:style-name="Strong_20_Emphasis">présent</text:span>, le <text:span text:style-name="Strong_20_Emphasis">passé composé</text:span> et le <text:span text:style-name="Strong_20_Emphasis">subjonctif</text:span> est tentée mais parfois incorrecte.</text:p>
        </text:list-item>
        <text:list-item>
          <text:p text:style-name="P40">Le verbe « perdre » au subjonctif est mal conjugué, de même que « advient » est inapproprié ici.</text:p>
        </text:list-item>
      </text:list>
      <text:p text:style-name="P21"><text:span text:style-name="Strong_20_Emphasis">Suggestion</text:span> : S’entraîner à utiliser le <text:span text:style-name="Strong_20_Emphasis">présent de l’indicatif</text:span> pour les généralités, le <text:span text:style-name="Strong_20_Emphasis">passé composé</text:span> pour les faits passés, et le <text:span text:style-name="Strong_20_Emphasis">subjonctif</text:span> après certaines structures.</text:p>
      <text:p text:style-name="P29"/>
      <text:h text:style-name="P41" text:outline-level="2">🟦 Bilan synthétique (selon les critères du CECR – B1)</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text:span text:style-name="Strong_20_Emphasis">Critère</text:span></text:p>
            </table:table-cell>
            <table:table-cell table:style-name="Tabla5.A1" office:value-type="string">
              <text:p text:style-name="Table_20_Heading"><text:span text:style-name="Strong_20_Emphasis">Évaluation</text:span></text:p>
            </table:table-cell>
            <table:table-cell table:style-name="Tabla5.A1" office:value-type="string">
              <text:p text:style-name="Table_20_Heading"><text:span text:style-name="Strong_20_Emphasis">Commentaires</text:span></text:p>
            </table:table-cell>
          </table:table-row>
        </table:table-header-rows>
        <table:table-row>
          <table:table-cell table:style-name="Tabla5.A1" office:value-type="string">
            <text:p text:style-name="Table_20_Contents">Argumentation convaincante</text:p>
          </table:table-cell>
          <table:table-cell table:style-name="Tabla5.A1" office:value-type="string">
            <text:p text:style-name="Table_20_Contents">🟡 Moyenne</text:p>
          </table:table-cell>
          <table:table-cell table:style-name="Tabla5.A1" office:value-type="string">
            <text:p text:style-name="Table_20_Contents">Point de vue clair, mais arguments peu développés.</text:p>
          </table:table-cell>
        </table:table-row>
        <table:table-row>
          <table:table-cell table:style-name="Tabla5.A1" office:value-type="string">
            <text:p text:style-name="Table_20_Contents">Introduction</text:p>
          </table:table-cell>
          <table:table-cell table:style-name="Tabla5.A1" office:value-type="string">
            <text:p text:style-name="Table_20_Contents">🟡 À renforcer</text:p>
          </table:table-cell>
          <table:table-cell table:style-name="Tabla5.A1" office:value-type="string">
            <text:p text:style-name="Table_20_Contents">Absence de formulation claire de la problématique.</text:p>
          </table:table-cell>
        </table:table-row>
        <table:table-row>
          <table:table-cell table:style-name="Tabla5.A1" office:value-type="string">
            <text:p text:style-name="Table_20_Contents">Enchaînement des arguments</text:p>
          </table:table-cell>
          <table:table-cell table:style-name="Tabla5.A1" office:value-type="string">
            <text:p text:style-name="Table_20_Contents">🟡 Simple</text:p>
          </table:table-cell>
          <table:table-cell table:style-name="Tabla5.A1" office:value-type="string">
            <text:p text:style-name="Table_20_Contents">Transitions logiques mais pas variées.</text:p>
          </table:table-cell>
        </table:table-row>
        <table:table-row>
          <table:table-cell table:style-name="Tabla5.A1" office:value-type="string">
            <text:p text:style-name="Table_20_Contents">Conclusion</text:p>
          </table:table-cell>
          <table:table-cell table:style-name="Tabla5.A1" office:value-type="string">
            <text:p text:style-name="Table_20_Contents">✅ Réussie</text:p>
          </table:table-cell>
          <table:table-cell table:style-name="Tabla5.A1" office:value-type="string">
            <text:p text:style-name="Table_20_Contents">Conclut le texte avec une prise de position.</text:p>
          </table:table-cell>
        </table:table-row>
        <table:table-row>
          <table:table-cell table:style-name="Tabla5.A1" office:value-type="string">
            <text:p text:style-name="Table_20_Contents">Vocabulaire</text:p>
          </table:table-cell>
          <table:table-cell table:style-name="Tabla5.A1" office:value-type="string">
            <text:p text:style-name="Table_20_Contents">✅ Correct</text:p>
          </table:table-cell>
          <table:table-cell table:style-name="Tabla5.A1" office:value-type="string">
            <text:p text:style-name="Table_20_Contents">Lexique adapté mais perfectible.</text:p>
          </table:table-cell>
        </table:table-row>
        <table:table-row>
          <table:table-cell table:style-name="Tabla5.A1" office:value-type="string">
            <text:p text:style-name="Table_20_Contents">Connecteurs</text:p>
          </table:table-cell>
          <table:table-cell table:style-name="Tabla5.A1" office:value-type="string">
            <text:p text:style-name="Table_20_Contents">🟡 Pauvre</text:p>
          </table:table-cell>
          <table:table-cell table:style-name="Tabla5.A1" office:value-type="string">
            <text:p text:style-name="Table_20_Contents">Peu variés et parfois mal utilisés.</text:p>
          </table:table-cell>
        </table:table-row>
        <table:table-row>
          <table:table-cell table:style-name="Tabla5.A1" office:value-type="string">
            <text:p text:style-name="Table_20_Contents">Grammaire / orthographe</text:p>
          </table:table-cell>
          <table:table-cell table:style-name="Tabla5.A1" office:value-type="string">
            <text:p text:style-name="Table_20_Contents">🔴 Faible</text:p>
          </table:table-cell>
          <table:table-cell table:style-name="Tabla5.A1" office:value-type="string">
            <text:p text:style-name="Table_20_Contents">Trop d’erreurs de base pour un B1 sûr.</text:p>
          </table:table-cell>
        </table:table-row>
        <table:table-row>
          <table:table-cell table:style-name="Tabla5.A1" office:value-type="string">
            <text:p text:style-name="Table_20_Contents">Temps verbaux</text:p>
          </table:table-cell>
          <table:table-cell table:style-name="Tabla5.A1" office:value-type="string">
            <text:p text:style-name="Table_20_Contents">🟡 À travailler</text:p>
          </table:table-cell>
          <table:table-cell table:style-name="Tabla5.A1" office:value-type="string">
            <text:p text:style-name="Table_20_Contents">Bonne tentative mais erreurs notables.</text:p>
          </table:table-cell>
        </table:table-row>
      </table:table>
      <text:p text:style-name="P29"/>
      <text:h text:style-name="P30" text:outline-level="3"><text:soft-page-break/>🎯 <text:span text:style-name="Strong_20_Emphasis">Conclusion : Niveau B1 en cours d’acquisition</text:span></text:h>
      <text:p text:style-name="P21">Le texte montre que l'étudiant <text:span text:style-name="Strong_20_Emphasis">comprend bien la tâche argumentative</text:span> et qu'il est capable de <text:span text:style-name="Strong_20_Emphasis">formuler un point de vue avec des arguments clairs</text:span>. Toutefois, des <text:span text:style-name="Strong_20_Emphasis">faiblesses grammaticales importantes</text:span> et un <text:span text:style-name="Strong_20_Emphasis">manque de structuration formelle</text:span> nuisent à l’efficacité de l’ensemble.</text:p>
      <text:p text:style-name="P29"/>
      <text:h text:style-name="P41" text:outline-level="2">🔄 Suggestions concrètes pour progresser</text:h>
      <text:list text:style-name="L12">
        <text:list-item>
          <text:p text:style-name="P42"><text:span text:style-name="Strong_20_Emphasis">Renforcer la structure argumentative</text:span> avec des modèles types (introduction - développement - conclusion).</text:p>
        </text:list-item>
        <text:list-item>
          <text:p text:style-name="P42"><text:span text:style-name="Strong_20_Emphasis">Étudier et pratiquer les connecteurs logiques</text:span> adaptés au texte argumentatif.</text:p>
        </text:list-item>
        <text:list-item>
          <text:p text:style-name="P42"><text:span text:style-name="Strong_20_Emphasis">Revoir les conjugaisons clés au B1</text:span>, notamment le subjonctif et le passé composé.</text:p>
        </text:list-item>
        <text:list-item>
          <text:p text:style-name="P42"><text:span text:style-name="Strong_20_Emphasis">Faire des dictées ou réécritures de textes</text:span> pour améliorer la grammaire et l’orthographe.</text:p>
        </text:list-item>
        <text:list-item>
          <text:p text:style-name="P42"><text:span text:style-name="Strong_20_Emphasis">Lire des textes argumentatifs simples</text:span> pour observer les stratégies linguistiques utilisées.</text:p>
        </text:list-item>
      </text:list>
      <text:p text:style-name="P21"/>
      <text:p text:style-name="Standard"><text:span text:style-name="Strong_20_Emphasis"><text:span text:style-name="T1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8T11:40:20.614172500</meta:creation-date>
    <dc:date>2025-10-20T18:08:46.657759600</dc:date>
    <meta:editing-duration>PT3H15M46S</meta:editing-duration>
    <meta:editing-cycles>42</meta:editing-cycles>
    <meta:generator>LibreOffice/25.8.1.1$Windows_X86_64 LibreOffice_project/54047653041915e595ad4e45cccea684809c77b5</meta:generator>
    <meta:print-date>2025-10-20T18:03:45.562570500</meta:print-date>
    <meta:printed-by>Archivos PDF</meta:printed-by>
    <meta:document-statistic meta:table-count="5" meta:image-count="0" meta:object-count="0" meta:page-count="8" meta:paragraph-count="196" meta:word-count="2193" meta:character-count="14014" meta:non-whitespace-character-count="12042"/>
  </office:meta>
</office:document-meta>
</file>